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marker-start="Arrow" draw:marker-start-width="0.203cm" draw:marker-end="Arrow" draw:marker-end-width="0.203cm" draw:textarea-vertical-align="middle"/>
    </style:style>
    <style:style style:name="gr3" style:family="graphic" style:parent-style-name="standard">
      <style:graphic-properties svg:stroke-color="#000000" draw:marker-start="Arrow" draw:marker-start-width="0.102cm" draw:marker-end="Arrow" draw:marker-end-width="0.102cm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standard">
      <style:graphic-properties svg:stroke-width="0.051cm" svg:stroke-color="#000000" draw:marker-start="Circle" draw:marker-start-width="0.203cm" draw:marker-end="Arrow" draw:marker-end-width="0.305cm" draw:textarea-vertical-align="middle" fo:padding-top="0.15cm" fo:padding-bottom="0.15cm" fo:padding-left="0.275cm" fo:padding-right="0.275cm" draw:shadow-offset-x="0.203cm" draw:shadow-offset-y="0.203cm"/>
    </style:style>
    <style:style style:name="gr6" style:family="graphic" style:parent-style-name="standard">
      <style:graphic-properties svg:stroke-width="0.051cm" svg:stroke-color="#000000" draw:marker-start="Circle" draw:marker-start-width="0.203cm" draw:marker-end="Arrow" draw:marker-end-width="0.305cm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draw:marker-start-width="0.355cm" draw:marker-end="Arrow" draw:marker-end-width="0.30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Fine_20_Dashed" draw:marker-end="Arrow" draw:marker-end-width="0.152cm" draw:fill="none" draw:textarea-vertical-align="middle"/>
    </style:style>
    <style:style style:name="gr9" style:family="graphic" style:parent-style-name="standard">
      <style:graphic-properties svg:stroke-color="#000000" draw:marker-start="Arrow" draw:marker-start-width="0.152cm" draw:marker-end="Arrow" draw:marker-end-width="0.152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fo:font-weight="normal" style:font-size-asian="18pt" style:font-size-complex="18pt"/>
    </style:style>
    <style:style style:name="P5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7cm" svg:height="3.81cm" svg:x="4.302cm" svg:y="2.49cm">
          <text:p text:style-name="P1"><text:span text:style-name="T1">class [0 … 9]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302cm" svg:y1="2.109cm" svg:x2="17.002cm" svg:y2="2.109cm">
          <text:p/>
        </draw:line>
        <draw:custom-shape draw:style-name="gr1" draw:text-style-name="P3" draw:layer="layout" svg:width="1.27cm" svg:height="3.81cm" svg:x="7.477cm" svg:y="10.618cm">
          <text:p text:style-name="P1"><text:span text:style-name="T2">class</text:span><text:span text:style-name="T2"><text:line-break/>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7cm" svg:height="3.81cm" svg:x="2.143cm" svg:y="10.618cm">
          <text:p text:style-name="P1"><text:span text:style-name="T2">class</text:span><text:span text:style-name="T2"><text:line-break/></text:span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7cm" svg:height="3.81cm" svg:x="18.145cm" svg:y="10.618cm">
          <text:p text:style-name="P1"><text:span text:style-name="T2">class</text:span><text:span text:style-name="T2"><text:line-break/></text:span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7cm" svg:height="3.81cm" svg:x="16.367cm" svg:y="10.618cm">
          <text:p text:style-name="P1"><text:span text:style-name="T2">class</text:span><text:span text:style-name="T2"><text:line-break/></text:span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7cm" svg:height="3.81cm" svg:x="14.589cm" svg:y="10.618cm">
          <text:p text:style-name="P1"><text:span text:style-name="T2">class</text:span><text:span text:style-name="T2"><text:line-break/></text:span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7cm" svg:height="3.81cm" svg:x="12.811cm" svg:y="10.618cm">
          <text:p text:style-name="P1"><text:span text:style-name="T2">class</text:span><text:span text:style-name="T2"><text:line-break/></text:span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7cm" svg:height="3.81cm" svg:x="11.033cm" svg:y="10.618cm">
          <text:p text:style-name="P1"><text:span text:style-name="T2">class</text:span><text:span text:style-name="T2"><text:line-break/></text:span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7cm" svg:height="3.81cm" svg:x="9.255cm" svg:y="10.618cm">
          <text:p text:style-name="P1"><text:span text:style-name="T2">class</text:span><text:span text:style-name="T2"><text:line-break/>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7cm" svg:height="3.81cm" svg:x="5.699cm" svg:y="10.618cm">
          <text:p text:style-name="P1"><text:span text:style-name="T2">class</text:span><text:span text:style-name="T2"><text:line-break/>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7cm" svg:height="3.81cm" svg:x="3.921cm" svg:y="10.618cm">
          <text:p text:style-name="P1"><text:span text:style-name="T2">class</text:span><text:span text:style-name="T2"><text:line-break/>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216cm" svg:height="3.81cm" svg:x="2.27cm" svg:y="21.286cm">
          <text:p text:style-name="P1"><text:span text:style-name="T2">class[0 … 9]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216cm" svg:height="3.81cm" svg:x="8.112cm" svg:y="21.286cm">
          <text:p text:style-name="P1"><text:span text:style-name="T2">class[0 … 9]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216cm" svg:height="3.81cm" svg:x="13.954cm" svg:y="21.286cm">
          <text:p text:style-name="P1"><text:span text:style-name="T2">class [0 … 9]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143cm" svg:y1="10.491cm" svg:x2="3.413cm" svg:y2="10.491cm">
          <text:p/>
        </draw:line>
        <draw:line draw:style-name="gr3" draw:text-style-name="P1" draw:layer="layout" svg:x1="3.921cm" svg:y1="10.491cm" svg:x2="5.191cm" svg:y2="10.491cm">
          <text:p/>
        </draw:line>
        <draw:line draw:style-name="gr3" draw:text-style-name="P1" draw:layer="layout" svg:x1="7.477cm" svg:y1="10.491cm" svg:x2="8.747cm" svg:y2="10.491cm">
          <text:p/>
        </draw:line>
        <draw:line draw:style-name="gr3" draw:text-style-name="P1" draw:layer="layout" svg:x1="3.921cm" svg:y1="10.491cm" svg:x2="5.191cm" svg:y2="10.491cm">
          <text:p/>
        </draw:line>
        <draw:line draw:style-name="gr3" draw:text-style-name="P1" draw:layer="layout" svg:x1="3.921cm" svg:y1="10.491cm" svg:x2="5.191cm" svg:y2="10.491cm">
          <text:p/>
        </draw:line>
        <draw:line draw:style-name="gr3" draw:text-style-name="P1" draw:layer="layout" svg:x1="16.367cm" svg:y1="10.491cm" svg:x2="17.637cm" svg:y2="10.491cm">
          <text:p/>
        </draw:line>
        <draw:line draw:style-name="gr3" draw:text-style-name="P1" draw:layer="layout" svg:x1="14.589cm" svg:y1="10.491cm" svg:x2="15.859cm" svg:y2="10.491cm">
          <text:p/>
        </draw:line>
        <draw:line draw:style-name="gr3" draw:text-style-name="P1" draw:layer="layout" svg:x1="12.811cm" svg:y1="10.491cm" svg:x2="14.081cm" svg:y2="10.491cm">
          <text:p/>
        </draw:line>
        <draw:line draw:style-name="gr3" draw:text-style-name="P1" draw:layer="layout" svg:x1="11.033cm" svg:y1="10.491cm" svg:x2="12.303cm" svg:y2="10.491cm">
          <text:p/>
        </draw:line>
        <draw:line draw:style-name="gr3" draw:text-style-name="P1" draw:layer="layout" svg:x1="18.145cm" svg:y1="10.491cm" svg:x2="19.415cm" svg:y2="10.491cm">
          <text:p/>
        </draw:line>
        <draw:line draw:style-name="gr3" draw:text-style-name="P1" draw:layer="layout" svg:x1="5.699cm" svg:y1="10.491cm" svg:x2="6.969cm" svg:y2="10.491cm">
          <text:p/>
        </draw:line>
        <draw:line draw:style-name="gr3" draw:text-style-name="P1" draw:layer="layout" svg:x1="9.255cm" svg:y1="10.491cm" svg:x2="10.525cm" svg:y2="10.491cm">
          <text:p/>
        </draw:line>
        <draw:frame draw:style-name="gr4" draw:text-style-name="P1" draw:layer="layout" svg:width="0.695cm" svg:height="0.539cm" svg:x="4.251cm" svg:y="9.98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" draw:layer="layout" svg:width="0.709cm" svg:height="0.539cm" svg:x="6.029cm" svg:y="9.98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0.704cm" svg:height="0.539cm" svg:x="7.731cm" svg:y="9.98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" draw:layer="layout" svg:width="0.716cm" svg:height="0.539cm" svg:x="9.56cm" svg:y="9.98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" draw:layer="layout" svg:width="0.708cm" svg:height="0.539cm" svg:x="11.287cm" svg:y="9.98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1" draw:layer="layout" svg:width="0.708cm" svg:height="0.539cm" svg:x="13.167cm" svg:y="9.98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1" draw:layer="layout" svg:width="0.704cm" svg:height="0.539cm" svg:x="14.97cm" svg:y="9.98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1" draw:layer="layout" svg:width="0.708cm" svg:height="0.539cm" svg:x="16.697cm" svg:y="9.98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1" draw:layer="layout" svg:width="0.708cm" svg:height="0.539cm" svg:x="18.399cm" svg:y="9.983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4" draw:layer="layout" svg:width="0.704cm" svg:height="0.539cm" svg:x="2.397cm" svg:y="9.98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5" draw:text-style-name="P1" draw:layer="layout" svg:x1="10.525cm" svg:y1="4.776cm" svg:x2="3.159cm" svg:y2="9.856cm">
          <text:p/>
        </draw:line>
        <draw:line draw:style-name="gr6" draw:text-style-name="P1" draw:layer="layout" svg:x1="10.539cm" svg:y1="4.744cm" svg:x2="18.526cm" svg:y2="9.856cm">
          <text:p/>
        </draw:line>
        <draw:line draw:style-name="gr6" draw:text-style-name="P1" draw:layer="layout" svg:x1="10.539cm" svg:y1="4.744cm" svg:x2="16.875cm" svg:y2="9.856cm">
          <text:p/>
        </draw:line>
        <draw:line draw:style-name="gr6" draw:text-style-name="P1" draw:layer="layout" svg:x1="10.539cm" svg:y1="4.744cm" svg:x2="15.224cm" svg:y2="9.856cm">
          <text:p/>
        </draw:line>
        <draw:line draw:style-name="gr6" draw:text-style-name="P1" draw:layer="layout" svg:x1="10.539cm" svg:y1="4.744cm" svg:x2="13.319cm" svg:y2="9.856cm">
          <text:p/>
        </draw:line>
        <draw:line draw:style-name="gr6" draw:text-style-name="P1" draw:layer="layout" svg:x1="10.539cm" svg:y1="4.744cm" svg:x2="11.541cm" svg:y2="9.856cm">
          <text:p/>
        </draw:line>
        <draw:line draw:style-name="gr6" draw:text-style-name="P1" draw:layer="layout" svg:x1="10.539cm" svg:y1="4.744cm" svg:x2="9.89cm" svg:y2="9.856cm">
          <text:p/>
        </draw:line>
        <draw:line draw:style-name="gr6" draw:text-style-name="P1" draw:layer="layout" svg:x1="10.539cm" svg:y1="4.744cm" svg:x2="8.366cm" svg:y2="9.856cm">
          <text:p/>
        </draw:line>
        <draw:line draw:style-name="gr6" draw:text-style-name="P1" draw:layer="layout" svg:x1="10.539cm" svg:y1="4.744cm" svg:x2="6.588cm" svg:y2="9.856cm">
          <text:p/>
        </draw:line>
        <draw:line draw:style-name="gr6" draw:text-style-name="P1" draw:layer="layout" svg:x1="10.539cm" svg:y1="4.744cm" svg:x2="4.81cm" svg:y2="9.856cm">
          <text:p/>
        </draw:line>
        <draw:line draw:style-name="gr7" draw:text-style-name="P1" draw:layer="layout" svg:x1="2.524cm" svg:y1="14.428cm" svg:x2="4.302cm" svg:y2="21.032cm">
          <text:p/>
        </draw:line>
        <draw:line draw:style-name="gr7" draw:text-style-name="P1" draw:layer="layout" svg:x1="2.524cm" svg:y1="14.428cm" svg:x2="15.732cm" svg:y2="21.032cm">
          <text:p/>
        </draw:line>
        <draw:line draw:style-name="gr7" draw:text-style-name="P1" draw:layer="layout" svg:x1="2.524cm" svg:y1="14.428cm" svg:x2="9.763cm" svg:y2="21.032cm">
          <text:p/>
        </draw:line>
        <draw:line draw:style-name="gr7" draw:text-style-name="P1" draw:layer="layout" svg:x1="9.89cm" svg:y1="14.428cm" svg:x2="4.429cm" svg:y2="21.032cm">
          <text:p/>
        </draw:line>
        <draw:line draw:style-name="gr7" draw:text-style-name="P1" draw:layer="layout" svg:x1="9.89cm" svg:y1="14.428cm" svg:x2="15.986cm" svg:y2="20.905cm">
          <text:p/>
        </draw:line>
        <draw:line draw:style-name="gr7" draw:text-style-name="P1" draw:layer="layout" svg:x1="9.89cm" svg:y1="14.428cm" svg:x2="9.89cm" svg:y2="21.032cm">
          <text:p/>
        </draw:line>
        <draw:line draw:style-name="gr7" draw:text-style-name="P1" draw:layer="layout" svg:x1="18.907cm" svg:y1="14.428cm" svg:x2="16.24cm" svg:y2="21.032cm">
          <text:p/>
        </draw:line>
        <draw:line draw:style-name="gr7" draw:text-style-name="P1" draw:layer="layout" svg:x1="18.907cm" svg:y1="14.428cm" svg:x2="4.683cm" svg:y2="21.032cm">
          <text:p/>
        </draw:line>
        <draw:line draw:style-name="gr7" draw:text-style-name="P1" draw:layer="layout" svg:x1="18.907cm" svg:y1="14.428cm" svg:x2="10.017cm" svg:y2="21.032cm">
          <text:p/>
        </draw:line>
        <draw:line draw:style-name="gr8" draw:text-style-name="P1" draw:layer="layout" svg:x1="4.429cm" svg:y1="14.428cm" svg:x2="5.064cm" svg:y2="15.19cm">
          <text:p/>
        </draw:line>
        <draw:line draw:style-name="gr8" draw:text-style-name="P1" draw:layer="layout" svg:x1="4.429cm" svg:y1="14.428cm" svg:x2="5.445cm" svg:y2="14.936cm">
          <text:p/>
        </draw:line>
        <draw:line draw:style-name="gr8" draw:text-style-name="P1" draw:layer="layout" svg:x1="4.429cm" svg:y1="14.428cm" svg:x2="4.175cm" svg:y2="15.19cm">
          <text:p/>
        </draw:line>
        <draw:line draw:style-name="gr8" draw:text-style-name="P1" draw:layer="layout" svg:x1="6.334cm" svg:y1="14.428cm" svg:x2="5.826cm" svg:y2="15.317cm">
          <text:p/>
        </draw:line>
        <draw:line draw:style-name="gr8" draw:text-style-name="P1" draw:layer="layout" svg:x1="6.335cm" svg:y1="14.428cm" svg:x2="7.35cm" svg:y2="14.936cm">
          <text:p/>
        </draw:line>
        <draw:line draw:style-name="gr8" draw:text-style-name="P1" draw:layer="layout" svg:x1="6.335cm" svg:y1="14.428cm" svg:x2="6.842cm" svg:y2="15.317cm">
          <text:p/>
        </draw:line>
        <draw:line draw:style-name="gr8" draw:text-style-name="P1" draw:layer="layout" svg:x1="8.113cm" svg:y1="14.428cm" svg:x2="9.128cm" svg:y2="14.936cm">
          <text:p/>
        </draw:line>
        <draw:line draw:style-name="gr8" draw:text-style-name="P1" draw:layer="layout" svg:x1="8.113cm" svg:y1="14.428cm" svg:x2="7.604cm" svg:y2="15.063cm">
          <text:p/>
        </draw:line>
        <draw:line draw:style-name="gr8" draw:text-style-name="P1" draw:layer="layout" svg:x1="8.113cm" svg:y1="14.428cm" svg:x2="8.493cm" svg:y2="15.19cm">
          <text:p/>
        </draw:line>
        <draw:line draw:style-name="gr8" draw:text-style-name="P1" draw:layer="layout" svg:x1="11.668cm" svg:y1="14.428cm" svg:x2="12.176cm" svg:y2="15.19cm">
          <text:p/>
        </draw:line>
        <draw:line draw:style-name="gr8" draw:text-style-name="P1" draw:layer="layout" svg:x1="11.669cm" svg:y1="14.428cm" svg:x2="11.287cm" svg:y2="15.317cm">
          <text:p/>
        </draw:line>
        <draw:line draw:style-name="gr8" draw:text-style-name="P1" draw:layer="layout" svg:x1="11.669cm" svg:y1="14.428cm" svg:x2="10.779cm" svg:y2="15.063cm">
          <text:p/>
        </draw:line>
        <draw:line draw:style-name="gr8" draw:text-style-name="P1" draw:layer="layout" svg:x1="13.447cm" svg:y1="14.428cm" svg:x2="13.827cm" svg:y2="15.317cm">
          <text:p/>
        </draw:line>
        <draw:line draw:style-name="gr8" draw:text-style-name="P1" draw:layer="layout" svg:x1="13.448cm" svg:y1="14.428cm" svg:x2="12.811cm" svg:y2="15.444cm">
          <text:p/>
        </draw:line>
        <draw:line draw:style-name="gr8" draw:text-style-name="P1" draw:layer="layout" svg:x1="13.448cm" svg:y1="14.428cm" svg:x2="12.43cm" svg:y2="15.063cm">
          <text:p/>
        </draw:line>
        <draw:line draw:style-name="gr8" draw:text-style-name="P1" draw:layer="layout" svg:x1="15.224cm" svg:y1="14.428cm" svg:x2="14.335cm" svg:y2="15.444cm">
          <text:p/>
        </draw:line>
        <draw:line draw:style-name="gr8" draw:text-style-name="P1" draw:layer="layout" svg:x1="15.225cm" svg:y1="14.428cm" svg:x2="15.351cm" svg:y2="15.444cm">
          <text:p/>
        </draw:line>
        <draw:line draw:style-name="gr8" draw:text-style-name="P1" draw:layer="layout" svg:x1="15.225cm" svg:y1="14.428cm" svg:x2="14.081cm" svg:y2="15.063cm">
          <text:p/>
        </draw:line>
        <draw:line draw:style-name="gr8" draw:text-style-name="P1" draw:layer="layout" svg:x1="17.002cm" svg:y1="14.428cm" svg:x2="16.113cm" svg:y2="15.444cm">
          <text:p/>
        </draw:line>
        <draw:line draw:style-name="gr8" draw:text-style-name="P1" draw:layer="layout" svg:x1="17.003cm" svg:y1="14.428cm" svg:x2="17.002cm" svg:y2="15.317cm">
          <text:p/>
        </draw:line>
        <draw:line draw:style-name="gr8" draw:text-style-name="P1" draw:layer="layout" svg:x1="17.003cm" svg:y1="14.428cm" svg:x2="15.732cm" svg:y2="15.063cm">
          <text:p/>
        </draw:line>
        <draw:frame draw:style-name="gr4" draw:text-style-name="P5" draw:layer="layout" svg:width="0.788cm" svg:height="1.076cm" svg:x="2.261cm" svg:y="16.841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5" draw:layer="layout" svg:width="0.787cm" svg:height="1.076cm" svg:x="18.114cm" svg:y="16.62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5" draw:layer="layout" svg:width="0.794cm" svg:height="1.076cm" svg:x="10.001cm" svg:y="16.14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line draw:style-name="gr9" draw:text-style-name="P1" draw:layer="layout" svg:x1="2.27cm" svg:y1="25.477cm" svg:x2="6.486cm" svg:y2="25.477cm">
          <text:p/>
        </draw:line>
        <draw:line draw:style-name="gr9" draw:text-style-name="P1" draw:layer="layout" svg:x1="13.954cm" svg:y1="25.477cm" svg:x2="18.17cm" svg:y2="25.477cm">
          <text:p/>
        </draw:line>
        <draw:line draw:style-name="gr9" draw:text-style-name="P1" draw:layer="layout" svg:x1="8.087cm" svg:y1="25.477cm" svg:x2="12.303cm" svg:y2="25.477cm">
          <text:p/>
        </draw:line>
        <draw:frame draw:style-name="gr4" draw:text-style-name="P1" draw:layer="layout" svg:width="0.652cm" svg:height="1.011cm" svg:x="3.921cm" svg:y="25.60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4" draw:text-style-name="P1" draw:layer="layout" svg:width="0.652cm" svg:height="1.011cm" svg:x="15.732cm" svg:y="25.604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text-style-name="P1" draw:layer="layout" svg:width="0.652cm" svg:height="1.011cm" svg:x="9.763cm" svg:y="25.604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text-style-name="P1" draw:layer="layout" svg:width="0.568cm" svg:height="0.474cm" svg:x="10.228cm" svg:y="1.50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tsileros Petros</meta:initial-creator>
    <meta:creation-date>2016-04-14T21:59:44.322818897</meta:creation-date>
    <dc:date>2016-04-15T00:18:53.057655532</dc:date>
    <dc:creator>Katsileros Petros</dc:creator>
    <meta:editing-duration>PT1H28M6S</meta:editing-duration>
    <meta:editing-cycles>67</meta:editing-cycles>
    <meta:generator>LibreOffice/4.2.8.2$Linux_X86_64 LibreOffice_project/420m0$Build-2</meta:generator>
    <meta:document-statistic meta:object-count="87"/>
  </office:meta>
</office:document-meta>
</file>

<file path=Object 1/content.xml><?xml version="1.0" encoding="utf-8"?>
<math xmlns="http://www.w3.org/1998/Math/MathML" display="block">
  <semantics>
    <mstyle mathvariant="bold">
      <msub>
        <mi>N</mi>
        <mn>1</mn>
      </msub>
    </mstyle>
    <annotation encoding="StarMath 5.0">bold{N_{1}}</annotation>
  </semantics>
</math>
</file>

<file path=Object 10/content.xml><?xml version="1.0" encoding="utf-8"?>
<math xmlns="http://www.w3.org/1998/Math/MathML" display="block">
  <semantics>
    <mstyle mathvariant="bold">
      <msub>
        <mi>N</mi>
        <mn>0</mn>
      </msub>
    </mstyle>
    <annotation encoding="StarMath 5.0">bold{N_{0}}</annotation>
  </semantics>
</math>
</file>

<file path=Object 11/content.xml><?xml version="1.0" encoding="utf-8"?>
<math xmlns="http://www.w3.org/1998/Math/MathML" display="block">
  <semantics>
    <mstyle mathvariant="bold">
      <mfrac>
        <msub>
          <mi>N</mi>
          <mn>0</mn>
        </msub>
        <mn>3</mn>
      </mfrac>
    </mstyle>
    <annotation encoding="StarMath 5.0">bold{{N_{0}} over {3}}</annotation>
  </semantics>
</math>
</file>

<file path=Object 12/content.xml><?xml version="1.0" encoding="utf-8"?>
<math xmlns="http://www.w3.org/1998/Math/MathML" display="block">
  <semantics>
    <mstyle mathvariant="bold">
      <mi>N</mi>
    </mstyle>
    <annotation encoding="StarMath 5.0">bold{N}</annotation>
  </semantics>
</math>
</file>

<file path=Object 14/content.xml><?xml version="1.0" encoding="utf-8"?>
<math xmlns="http://www.w3.org/1998/Math/MathML" display="block">
  <semantics>
    <mstyle mathvariant="bold">
      <mfrac>
        <msub>
          <mi>N</mi>
          <mn>9</mn>
        </msub>
        <mn>3</mn>
      </mfrac>
    </mstyle>
    <annotation encoding="StarMath 5.0">bold{{N_{9}} over {3}}</annotation>
  </semantics>
</math>
</file>

<file path=Object 18/content.xml><?xml version="1.0" encoding="utf-8"?>
<math xmlns="http://www.w3.org/1998/Math/MathML" display="block">
  <semantics>
    <mstyle mathvariant="bold">
      <mfrac>
        <msub>
          <mi>N</mi>
          <mn>4</mn>
        </msub>
        <mn>3</mn>
      </mfrac>
    </mstyle>
    <annotation encoding="StarMath 5.0">bold{{N_{4}} over {3}}</annotation>
  </semantics>
</math>
</file>

<file path=Object 2/content.xml><?xml version="1.0" encoding="utf-8"?>
<math xmlns="http://www.w3.org/1998/Math/MathML" display="block">
  <semantics>
    <mstyle mathvariant="bold">
      <msub>
        <mi>N</mi>
        <mn>2</mn>
      </msub>
    </mstyle>
    <annotation encoding="StarMath 5.0">bold{N_{2}}</annotation>
  </semantics>
</math>
</file>

<file path=Object 20/content.xml><?xml version="1.0" encoding="utf-8"?>
<math xmlns="http://www.w3.org/1998/Math/MathML" display="block">
  <semantics>
    <mstyle mathvariant="bold">
      <mfrac>
        <mi>N</mi>
        <mn>3</mn>
      </mfrac>
    </mstyle>
    <annotation encoding="StarMath 5.0">bold{{N} over {3}}</annotation>
  </semantics>
</math>
</file>

<file path=Object 21/content.xml><?xml version="1.0" encoding="utf-8"?>
<math xmlns="http://www.w3.org/1998/Math/MathML" display="block">
  <semantics>
    <mstyle mathvariant="bold">
      <mfrac>
        <mi>N</mi>
        <mn>3</mn>
      </mfrac>
    </mstyle>
    <annotation encoding="StarMath 5.0">bold{{N} over {3}}</annotation>
  </semantics>
</math>
</file>

<file path=Object 22/content.xml><?xml version="1.0" encoding="utf-8"?>
<math xmlns="http://www.w3.org/1998/Math/MathML" display="block">
  <semantics>
    <mstyle mathvariant="bold">
      <mfrac>
        <mi>N</mi>
        <mn>3</mn>
      </mfrac>
    </mstyle>
    <annotation encoding="StarMath 5.0">bold{{N} over {3}} </annotation>
  </semantics>
</math>
</file>

<file path=Object 3/content.xml><?xml version="1.0" encoding="utf-8"?>
<math xmlns="http://www.w3.org/1998/Math/MathML" display="block">
  <semantics>
    <mstyle mathvariant="bold">
      <msub>
        <mi>N</mi>
        <mn>3</mn>
      </msub>
    </mstyle>
    <annotation encoding="StarMath 5.0">bold{N_{3}}</annotation>
  </semantics>
</math>
</file>

<file path=Object 4/content.xml><?xml version="1.0" encoding="utf-8"?>
<math xmlns="http://www.w3.org/1998/Math/MathML" display="block">
  <semantics>
    <mstyle mathvariant="bold">
      <msub>
        <mi>N</mi>
        <mn>4</mn>
      </msub>
    </mstyle>
    <annotation encoding="StarMath 5.0">bold{N_{4}}</annotation>
  </semantics>
</math>
</file>

<file path=Object 5/content.xml><?xml version="1.0" encoding="utf-8"?>
<math xmlns="http://www.w3.org/1998/Math/MathML" display="block">
  <semantics>
    <mstyle mathvariant="bold">
      <msub>
        <mi>N</mi>
        <mn>5</mn>
      </msub>
    </mstyle>
    <annotation encoding="StarMath 5.0">bold{N_{5}}</annotation>
  </semantics>
</math>
</file>

<file path=Object 6/content.xml><?xml version="1.0" encoding="utf-8"?>
<math xmlns="http://www.w3.org/1998/Math/MathML" display="block">
  <semantics>
    <mstyle mathvariant="bold">
      <msub>
        <mi>N</mi>
        <mn>6</mn>
      </msub>
    </mstyle>
    <annotation encoding="StarMath 5.0">bold{N_{6}}</annotation>
  </semantics>
</math>
</file>

<file path=Object 7/content.xml><?xml version="1.0" encoding="utf-8"?>
<math xmlns="http://www.w3.org/1998/Math/MathML" display="block">
  <semantics>
    <mstyle mathvariant="bold">
      <msub>
        <mi>N</mi>
        <mn>7</mn>
      </msub>
    </mstyle>
    <annotation encoding="StarMath 5.0">bold{N_{7}}</annotation>
  </semantics>
</math>
</file>

<file path=Object 8/content.xml><?xml version="1.0" encoding="utf-8"?>
<math xmlns="http://www.w3.org/1998/Math/MathML" display="block">
  <semantics>
    <mstyle mathvariant="bold">
      <msub>
        <mi>N</mi>
        <mn>8</mn>
      </msub>
    </mstyle>
    <annotation encoding="StarMath 5.0">bold{N_{8}}</annotation>
  </semantics>
</math>
</file>

<file path=Object 9/content.xml><?xml version="1.0" encoding="utf-8"?>
<math xmlns="http://www.w3.org/1998/Math/MathML" display="block">
  <semantics>
    <mstyle mathvariant="bold">
      <msub>
        <mi>N</mi>
        <mn>9</mn>
      </msub>
    </mstyle>
    <annotation encoding="StarMath 5.0">bold{N_{9}}</annotation>
  </semantics>
</math>
</file>